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0013in" style:use-optimal-column-width="false"/>
    </style:style>
    <style:style style:name="TableColumn3" style:family="table-column">
      <style:table-column-properties style:column-width="5.9645in" style:use-optimal-column-width="false"/>
    </style:style>
    <style:style style:name="Table1" style:family="table" style:master-page-name="MP0">
      <style:table-properties style:width="6.9659in" fo:margin-left="0.0194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6" style:parent-style-name="Standard" style:family="paragraph">
      <style:paragraph-properties fo:break-before="page" fo:line-height="100%"/>
      <style:text-properties fo:color="#FFFFFF" fo:font-size="10pt" style:font-size-asian="10pt" style:font-size-complex="10pt" fo:background-color="#666666"/>
    </style:style>
    <style:style style:name="TableCell7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8" style:parent-style-name="Standard" style:family="paragraph">
      <style:paragraph-properties fo:line-height="100%"/>
    </style:style>
    <style:style style:name="T9" style:parent-style-name="DefaultParagraphFont" style:family="text">
      <style:text-properties fo:font-size="10pt" style:font-size-asian="10pt" style:font-size-complex="10pt"/>
    </style:style>
    <style:style style:name="T10" style:parent-style-name="DefaultParagraphFont" style:family="text">
      <style:text-properties fo:font-size="10pt" style:font-size-asian="10pt" style:font-size-complex="10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04in solid #000001" fo:border-bottom="0.0104in solid #000001" fo:border-right="0.0104in solid #000001" fo:background-color="#666666" style:writing-mode="lr-tb" fo:padding-top="0.0694in" fo:padding-left="0.0694in" fo:padding-bottom="0.0694in" fo:padding-right="0.0694in"/>
    </style:style>
    <style:style style:name="P13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14" style:family="table-cell">
      <style:table-cell-properties fo:border-top="none" fo:border-left="0.0104in solid #000001" fo:border-bottom="0.0104in solid #000001" fo:border-right="0.0104in solid #000001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04in solid #000001" fo:border-bottom="0.0104in solid #000001" fo:border-right="0.0104in solid #000001" fo:background-color="#666666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19" style:family="table-cell">
      <style:table-cell-properties fo:border-top="none" fo:border-left="0.0104in solid #000001" fo:border-bottom="0.0104in solid #000001" fo:border-right="0.0104in solid #000001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04in solid #000001" fo:border-bottom="0.0104in solid #000001" fo:border-right="0.0104in solid #000001" fo:background-color="#666666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24" style:family="table-cell">
      <style:table-cell-properties fo:border-top="none" fo:border-left="0.0104in solid #000001" fo:border-bottom="0.0104in solid #000001" fo:border-right="0.0104in solid #000001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26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27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28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29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0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1" style:parent-style-name="Standard" style:family="paragraph">
      <style:paragraph-properties fo:line-height="100%"/>
    </style:style>
    <style:style style:name="T32" style:parent-style-name="DefaultParagraphFont" style:family="text">
      <style:text-properties fo:font-size="10pt" style:font-size-asian="10pt"/>
    </style:style>
    <style:style style:name="T33" style:parent-style-name="DefaultParagraphFont" style:family="text">
      <style:text-properties fo:font-size="10pt" style:font-size-asian="10pt" style:font-size-complex="10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37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line-height="100%"/>
    </style:style>
    <style:style style:name="T39" style:parent-style-name="DefaultParagraphFont" style:family="text">
      <style:text-properties fo:font-size="10pt" style:font-size-asian="10pt" style:font-size-complex="10pt"/>
    </style:style>
    <style:style style:name="T40" style:parent-style-name="Hyperlink" style:family="text">
      <style:text-properties fo:font-size="10pt" style:font-size-asian="10pt" style:font-size-complex="10pt"/>
    </style:style>
    <style:style style:name="T41" style:parent-style-name="DefaultParagraphFont" style:family="text">
      <style:text-properties fo:font-size="10pt" style:font-size-asian="10pt" style:font-size-complex="10pt"/>
    </style:style>
    <style:style style:name="T42" style:parent-style-name="DefaultParagraphFont" style:family="text">
      <style:text-properties fo:font-size="10pt" style:font-size-asian="10pt" style:font-size-complex="10pt"/>
    </style:style>
    <style:style style:name="P43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44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45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49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line-height="100%">
        <style:tab-stops>
          <style:tab-stop style:type="left" style:position="0.6354in"/>
        </style:tab-stops>
      </style:paragraph-properties>
      <style:text-properties fo:font-size="10pt" style:font-size-asian="10pt" style:font-size-complex="10pt"/>
    </style:style>
    <style:style style:name="P51" style:parent-style-name="Standard" style:family="paragraph">
      <style:paragraph-properties fo:line-height="100%">
        <style:tab-stops>
          <style:tab-stop style:type="left" style:position="0.6354in"/>
        </style:tab-stops>
      </style:paragraph-properties>
      <style:text-properties fo:font-size="10pt" style:font-size-asian="10pt" style:font-size-complex="10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55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60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62" style:family="table-row">
      <style:table-row-properties style:min-row-height="0.2763in" style:use-optimal-row-height="false"/>
    </style:style>
    <style:style style:name="TableCell63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65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67" style:parent-style-name="Standard" style:family="paragraph">
      <style:text-properties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ame</text:p>
          </table:table-cell>
          <table:table-cell table:style-name="TableCell7">
            <text:p text:style-name="P8"><text:span text:style-name="T9">C Hardware Exercises</text:span><text:span text:style-name="T10">: CRAWL</text:span></text:p>
          </table:table-cell>
        </table:table-row>
        <table:table-row table:style-name="TableRow11">
          <table:table-cell table:style-name="TableCell12">
            <text:p text:style-name="P13">Challenge</text:p>
          </table:table-cell>
          <table:table-cell table:style-name="TableCell14">
            <text:p text:style-name="P15">Warm Up</text:p>
          </table:table-cell>
        </table:table-row>
        <table:table-row table:style-name="TableRow16">
          <table:table-cell table:style-name="TableCell17">
            <text:p text:style-name="P18">Prereqs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Narrative</text:p>
          </table:table-cell>
          <table:table-cell table:style-name="TableCell24">
            <text:p text:style-name="P25">In these practical exercises you’ll become familiar using C to control the inputs and outputs of <text:s/>an Ardiuno chip.</text:p>
            <text:p text:style-name="P26"/>
            <text:p text:style-name="P27">The Arduino is controlled by a sketch written in the Arduino language. The Arduino language is a set of C/C++ functions. Sketches are preprocessed and compiled using C/C++ compilers. The code is translated into the ARM instruction set.</text:p>
            <text:p text:style-name="P28"/>
            <text:p text:style-name="P29">A sketch contains a<text:s/>minimum of two parts a “void setup()” and a “void loop().” No main() is required.<text:s/></text:p>
            <text:p text:style-name="P30"/>
            <text:p text:style-name="P31"><text:span text:style-name="T32">More information at</text:span><text:s/><text:span text:style-name="T33">(Arduino.cc.en/Hacking/BuildProcess)</text:span></text:p>
          </table:table-cell>
        </table:table-row>
        <table:table-row table:style-name="TableRow34">
          <table:table-cell table:style-name="TableCell35">
            <text:p text:style-name="P36">Instructions</text:p>
          </table:table-cell>
          <table:table-cell table:style-name="TableCell37">
            <text:p text:style-name="P38"><text:span text:style-name="T39">1. Install the Arduino IDE (</text:span><text:a xlink:href="https://www.arduino.cc/" office:target-frame-name="_top" xlink:show="replace"><text:span text:style-name="T40">https://www.arduino.cc/</text:span></text:a><text:span text:style-name="T41">) if you</text:span><text:span text:style-name="T42"><text:s/>haven’t already.</text:span></text:p>
            <text:p text:style-name="P43">2. Use the Quick Reference to familiarize yourself with the Arduino specific commands. (See https://www.Arduino.cc/en/Reference/HomePage for more information.)</text:p>
            <text:p text:style-name="P44">3. Launch the IDE.</text:p>
            <text:p text:style-name="P45">4.<text:s/>Complete the 5 warmup exercises</text:p>
          </table:table-cell>
        </table:table-row>
        <table:table-row table:style-name="TableRow46">
          <table:table-cell table:style-name="TableCell47">
            <text:p text:style-name="P48">Setup</text:p>
          </table:table-cell>
          <table:table-cell table:style-name="TableCell49">
            <text:p text:style-name="P50">1. Have the students install the IDE prior to<text:s/>class</text:p>
            <text:p text:style-name="P51">2. Distribute Ardiuno’s setup with a minimum of 1 x buttons and 3 x lights.</text:p>
          </table:table-cell>
        </table:table-row>
        <table:table-row table:style-name="TableRow52">
          <table:table-cell table:style-name="TableCell53">
            <text:p text:style-name="P54">Tags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Flag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Solution</text:p>
          </table:table-cell>
          <table:table-cell table:style-name="TableCell65">
            <text:p text:style-name="P66">At the end of these exercises, students should have a firm grasp of use the Ardiuno environment to write code that governs the chip’s interaction with inputs and outputs.</text:p>
          </table:table-cell>
        </table:table-row>
      </table:table>
      <text:p text:style-name="P6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urphy, Ries S - Contractor</meta:initial-creator>
    <dc:creator>Fernandes, John C CPT</dc:creator>
    <meta:creation-date>2016-11-04T19:10:00Z</meta:creation-date>
    <dc:date>2016-11-04T20:27:00Z</dc:date>
    <meta:template xlink:href="Normal" xlink:type="simple"/>
    <meta:editing-cycles>4</meta:editing-cycles>
    <meta:editing-duration>PT840S</meta:editing-duration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88" meta:character-count="1264" meta:row-count="8" meta:non-whitespace-character-count="1078"/>
  </office:meta>
</office:document-meta>
</file>